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/>
          <table:table-cell table:style-name="Default"/>
          <table:table-cell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/>
          <table:table-cell table:style-name="Default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2"/>
          <table:table-cell table:style-name="Default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1557.23</text:p>
          </table:table-cell>
          <table:table-cell table:style-name="Default" table:number-columns-repeated="3"/>
          <table:table-cell table:style-name="Default" office:value-type="string" calcext:value-type="string">
            <text:p>-5417.69</text:p>
          </table:table-cell>
          <table:table-cell table:style-name="ce53" office:value-type="string" calcext:value-type="string">
            <text:p>3860.46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8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4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table:style-name="Default"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table:style-name="Default"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style-name="Default"/>
          <table:table-cell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50" office:value-type="string" calcext:value-type="string">
            <text:p>745+1099.32=-1844.32</text:p>
          </table:table-cell>
          <table:table-cell table:style-name="Default"/>
          <table:table-cell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2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7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32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3" table:default-cell-style-name="ce22"/>
        <table:table-column table:style-name="co4" table:default-cell-style-name="ce22"/>
        <table:table-column table:style-name="co32" table:default-cell-style-name="ce22"/>
        <table:table-column table:style-name="co43" table:default-cell-style-name="ce22"/>
        <table:table-column table:style-name="co44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5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.00.0000</text:date>, <text:time style:data-style-name="N2" text:time-value="23:37:51.1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19T23:43:05.307000000</dc:date>
    <meta:editing-duration>P7DT7H49M54S</meta:editing-duration>
    <meta:editing-cycles>2873</meta:editing-cycles>
    <meta:document-statistic meta:table-count="6" meta:cell-count="16257" meta:object-count="0"/>
  </office:meta>
</office:document-meta>
</file>